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7">
      <style:table-cell-properties style:vertical-align="middle"/>
      <style:text-properties style:font-name="Ubuntu" fo:font-size="8pt" style:font-size-asian="8pt" style:font-size-complex="8pt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8">
      <style:table-cell-properties style:vertical-align="middle"/>
      <style:text-properties style:font-name="Ubuntu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Jahr</text:p>
          </table:table-cell>
          <table:table-cell table:style-name="ce1" office:value-type="string" calcext:value-type="string">
            <text:p>Anzahl KW</text:p>
          </table:table-cell>
          <table:table-cell table:style-name="ce1" office:value-type="string" calcext:value-type="string">
            <text:p>Anzahl Tage</text:p>
          </table:table-cell>
          <table:table-cell table:style-name="ce3" office:value-type="string" calcext:value-type="string">
            <text:p>⌀</text:p>
          </table:table-cell>
        </table:table-row>
        <table:table-row table:style-name="ro1">
          <table:table-cell office:value-type="float" office:value="2001" calcext:value-type="float">
            <text:p>2001 </text:p>
          </table:table-cell>
          <table:table-cell office:value-type="float" office:value="52" calcext:value-type="float">
            <text:p>52 </text:p>
          </table:table-cell>
          <table:table-cell table:formula="of:=[.B2]*7" office:value-type="float" office:value="364" calcext:value-type="float">
            <text:p>364 </text:p>
          </table:table-cell>
          <table:table-cell table:formula="of:=AVERAGE([.$C$2:.C2])" office:value-type="float" office:value="364" calcext:value-type="float">
            <text:p>364,0000 </text:p>
          </table:table-cell>
        </table:table-row>
        <table:table-row table:style-name="ro1">
          <table:table-cell office:value-type="float" office:value="2002" calcext:value-type="float">
            <text:p>2002 </text:p>
          </table:table-cell>
          <table:table-cell office:value-type="float" office:value="52" calcext:value-type="float">
            <text:p>52 </text:p>
          </table:table-cell>
          <table:table-cell table:formula="of:=[.B3]*7" office:value-type="float" office:value="364" calcext:value-type="float">
            <text:p>364 </text:p>
          </table:table-cell>
          <table:table-cell table:formula="of:=AVERAGE([.$C$2:.C3])" office:value-type="float" office:value="364" calcext:value-type="float">
            <text:p>364,0000 </text:p>
          </table:table-cell>
        </table:table-row>
        <table:table-row table:style-name="ro1">
          <table:table-cell office:value-type="float" office:value="2003" calcext:value-type="float">
            <text:p>2003 </text:p>
          </table:table-cell>
          <table:table-cell office:value-type="float" office:value="52" calcext:value-type="float">
            <text:p>52 </text:p>
          </table:table-cell>
          <table:table-cell table:formula="of:=[.B4]*7" office:value-type="float" office:value="364" calcext:value-type="float">
            <text:p>364 </text:p>
          </table:table-cell>
          <table:table-cell table:formula="of:=AVERAGE([.$C$2:.C4])" office:value-type="float" office:value="364" calcext:value-type="float">
            <text:p>364,0000 </text:p>
          </table:table-cell>
        </table:table-row>
        <table:table-row table:style-name="ro1">
          <table:table-cell office:value-type="float" office:value="2004" calcext:value-type="float">
            <text:p>2004 </text:p>
          </table:table-cell>
          <table:table-cell office:value-type="float" office:value="53" calcext:value-type="float">
            <text:p>53 </text:p>
          </table:table-cell>
          <table:table-cell table:formula="of:=[.B5]*7" office:value-type="float" office:value="371" calcext:value-type="float">
            <text:p>371 </text:p>
          </table:table-cell>
          <table:table-cell table:formula="of:=AVERAGE([.$C$2:.C5])" office:value-type="float" office:value="365.75" calcext:value-type="float">
            <text:p>365,7500 </text:p>
          </table:table-cell>
        </table:table-row>
        <table:table-row table:style-name="ro1">
          <table:table-cell office:value-type="float" office:value="2005" calcext:value-type="float">
            <text:p>2005 </text:p>
          </table:table-cell>
          <table:table-cell office:value-type="float" office:value="52" calcext:value-type="float">
            <text:p>52 </text:p>
          </table:table-cell>
          <table:table-cell table:formula="of:=[.B6]*7" office:value-type="float" office:value="364" calcext:value-type="float">
            <text:p>364 </text:p>
          </table:table-cell>
          <table:table-cell table:formula="of:=AVERAGE([.$C$2:.C6])" office:value-type="float" office:value="365.4" calcext:value-type="float">
            <text:p>365,4000 </text:p>
          </table:table-cell>
        </table:table-row>
        <table:table-row table:style-name="ro1">
          <table:table-cell office:value-type="float" office:value="2006" calcext:value-type="float">
            <text:p>2006 </text:p>
          </table:table-cell>
          <table:table-cell office:value-type="float" office:value="52" calcext:value-type="float">
            <text:p>52 </text:p>
          </table:table-cell>
          <table:table-cell table:formula="of:=[.B7]*7" office:value-type="float" office:value="364" calcext:value-type="float">
            <text:p>364 </text:p>
          </table:table-cell>
          <table:table-cell table:formula="of:=AVERAGE([.$C$2:.C7])" office:value-type="float" office:value="365.166666666667" calcext:value-type="float">
            <text:p>365,1667 </text:p>
          </table:table-cell>
        </table:table-row>
        <table:table-row table:style-name="ro1">
          <table:table-cell office:value-type="float" office:value="2007" calcext:value-type="float">
            <text:p>2007 </text:p>
          </table:table-cell>
          <table:table-cell office:value-type="float" office:value="52" calcext:value-type="float">
            <text:p>52 </text:p>
          </table:table-cell>
          <table:table-cell table:formula="of:=[.B8]*7" office:value-type="float" office:value="364" calcext:value-type="float">
            <text:p>364 </text:p>
          </table:table-cell>
          <table:table-cell table:formula="of:=AVERAGE([.$C$2:.C8])" office:value-type="float" office:value="365" calcext:value-type="float">
            <text:p>365,0000 </text:p>
          </table:table-cell>
        </table:table-row>
        <table:table-row table:style-name="ro1">
          <table:table-cell office:value-type="float" office:value="2008" calcext:value-type="float">
            <text:p>2008 </text:p>
          </table:table-cell>
          <table:table-cell office:value-type="float" office:value="52" calcext:value-type="float">
            <text:p>52 </text:p>
          </table:table-cell>
          <table:table-cell table:formula="of:=[.B9]*7" office:value-type="float" office:value="364" calcext:value-type="float">
            <text:p>364 </text:p>
          </table:table-cell>
          <table:table-cell table:formula="of:=AVERAGE([.$C$2:.C9])" office:value-type="float" office:value="364.875" calcext:value-type="float">
            <text:p>364,8750 </text:p>
          </table:table-cell>
        </table:table-row>
        <table:table-row table:style-name="ro1">
          <table:table-cell office:value-type="float" office:value="2009" calcext:value-type="float">
            <text:p>2009 </text:p>
          </table:table-cell>
          <table:table-cell office:value-type="float" office:value="53" calcext:value-type="float">
            <text:p>53 </text:p>
          </table:table-cell>
          <table:table-cell table:formula="of:=[.B10]*7" office:value-type="float" office:value="371" calcext:value-type="float">
            <text:p>371 </text:p>
          </table:table-cell>
          <table:table-cell table:formula="of:=AVERAGE([.$C$2:.C10])" office:value-type="float" office:value="365.555555555556" calcext:value-type="float">
            <text:p>365,5556 </text:p>
          </table:table-cell>
        </table:table-row>
        <table:table-row table:style-name="ro1">
          <table:table-cell office:value-type="float" office:value="2010" calcext:value-type="float">
            <text:p>2010 </text:p>
          </table:table-cell>
          <table:table-cell office:value-type="float" office:value="52" calcext:value-type="float">
            <text:p>52 </text:p>
          </table:table-cell>
          <table:table-cell table:formula="of:=[.B11]*7" office:value-type="float" office:value="364" calcext:value-type="float">
            <text:p>364 </text:p>
          </table:table-cell>
          <table:table-cell table:formula="of:=AVERAGE([.$C$2:.C11])" office:value-type="float" office:value="365.4" calcext:value-type="float">
            <text:p>365,4000 </text:p>
          </table:table-cell>
        </table:table-row>
        <table:table-row table:style-name="ro1">
          <table:table-cell office:value-type="float" office:value="2011" calcext:value-type="float">
            <text:p>2011 </text:p>
          </table:table-cell>
          <table:table-cell office:value-type="float" office:value="52" calcext:value-type="float">
            <text:p>52 </text:p>
          </table:table-cell>
          <table:table-cell table:formula="of:=[.B12]*7" office:value-type="float" office:value="364" calcext:value-type="float">
            <text:p>364 </text:p>
          </table:table-cell>
          <table:table-cell table:formula="of:=AVERAGE([.$C$2:.C12])" office:value-type="float" office:value="365.272727272727" calcext:value-type="float">
            <text:p>365,2727 </text:p>
          </table:table-cell>
        </table:table-row>
        <table:table-row table:style-name="ro1">
          <table:table-cell office:value-type="float" office:value="2012" calcext:value-type="float">
            <text:p>2012 </text:p>
          </table:table-cell>
          <table:table-cell office:value-type="float" office:value="52" calcext:value-type="float">
            <text:p>52 </text:p>
          </table:table-cell>
          <table:table-cell table:formula="of:=[.B13]*7" office:value-type="float" office:value="364" calcext:value-type="float">
            <text:p>364 </text:p>
          </table:table-cell>
          <table:table-cell table:formula="of:=AVERAGE([.$C$2:.C13])" office:value-type="float" office:value="365.166666666667" calcext:value-type="float">
            <text:p>365,1667 </text:p>
          </table:table-cell>
        </table:table-row>
        <table:table-row table:style-name="ro1">
          <table:table-cell office:value-type="float" office:value="2013" calcext:value-type="float">
            <text:p>2013 </text:p>
          </table:table-cell>
          <table:table-cell office:value-type="float" office:value="52" calcext:value-type="float">
            <text:p>52 </text:p>
          </table:table-cell>
          <table:table-cell table:formula="of:=[.B14]*7" office:value-type="float" office:value="364" calcext:value-type="float">
            <text:p>364 </text:p>
          </table:table-cell>
          <table:table-cell table:formula="of:=AVERAGE([.$C$2:.C14])" office:value-type="float" office:value="365.076923076923" calcext:value-type="float">
            <text:p>365,0769 </text:p>
          </table:table-cell>
        </table:table-row>
        <table:table-row table:style-name="ro1">
          <table:table-cell office:value-type="float" office:value="2014" calcext:value-type="float">
            <text:p>2014 </text:p>
          </table:table-cell>
          <table:table-cell office:value-type="float" office:value="52" calcext:value-type="float">
            <text:p>52 </text:p>
          </table:table-cell>
          <table:table-cell table:formula="of:=[.B15]*7" office:value-type="float" office:value="364" calcext:value-type="float">
            <text:p>364 </text:p>
          </table:table-cell>
          <table:table-cell table:formula="of:=AVERAGE([.$C$2:.C15])" office:value-type="float" office:value="365" calcext:value-type="float">
            <text:p>365,0000 </text:p>
          </table:table-cell>
        </table:table-row>
        <table:table-row table:style-name="ro1">
          <table:table-cell office:value-type="float" office:value="2015" calcext:value-type="float">
            <text:p>2015 </text:p>
          </table:table-cell>
          <table:table-cell office:value-type="float" office:value="53" calcext:value-type="float">
            <text:p>53 </text:p>
          </table:table-cell>
          <table:table-cell table:formula="of:=[.B16]*7" office:value-type="float" office:value="371" calcext:value-type="float">
            <text:p>371 </text:p>
          </table:table-cell>
          <table:table-cell table:formula="of:=AVERAGE([.$C$2:.C16])" office:value-type="float" office:value="365.4" calcext:value-type="float">
            <text:p>365,4000 </text:p>
          </table:table-cell>
        </table:table-row>
        <table:table-row table:style-name="ro1">
          <table:table-cell office:value-type="float" office:value="2016" calcext:value-type="float">
            <text:p>2016 </text:p>
          </table:table-cell>
          <table:table-cell office:value-type="float" office:value="52" calcext:value-type="float">
            <text:p>52 </text:p>
          </table:table-cell>
          <table:table-cell table:formula="of:=[.B17]*7" office:value-type="float" office:value="364" calcext:value-type="float">
            <text:p>364 </text:p>
          </table:table-cell>
          <table:table-cell table:formula="of:=AVERAGE([.$C$2:.C17])" office:value-type="float" office:value="365.3125" calcext:value-type="float">
            <text:p>365,3125 </text:p>
          </table:table-cell>
        </table:table-row>
        <table:table-row table:style-name="ro1">
          <table:table-cell office:value-type="float" office:value="2017" calcext:value-type="float">
            <text:p>2017 </text:p>
          </table:table-cell>
          <table:table-cell office:value-type="float" office:value="52" calcext:value-type="float">
            <text:p>52 </text:p>
          </table:table-cell>
          <table:table-cell table:formula="of:=[.B18]*7" office:value-type="float" office:value="364" calcext:value-type="float">
            <text:p>364 </text:p>
          </table:table-cell>
          <table:table-cell table:formula="of:=AVERAGE([.$C$2:.C18])" office:value-type="float" office:value="365.235294117647" calcext:value-type="float">
            <text:p>365,2353 </text:p>
          </table:table-cell>
        </table:table-row>
        <table:table-row table:style-name="ro1">
          <table:table-cell office:value-type="float" office:value="2018" calcext:value-type="float">
            <text:p>2018 </text:p>
          </table:table-cell>
          <table:table-cell office:value-type="float" office:value="52" calcext:value-type="float">
            <text:p>52 </text:p>
          </table:table-cell>
          <table:table-cell table:formula="of:=[.B19]*7" office:value-type="float" office:value="364" calcext:value-type="float">
            <text:p>364 </text:p>
          </table:table-cell>
          <table:table-cell table:formula="of:=AVERAGE([.$C$2:.C19])" office:value-type="float" office:value="365.166666666667" calcext:value-type="float">
            <text:p>365,1667 </text:p>
          </table:table-cell>
        </table:table-row>
        <table:table-row table:style-name="ro1">
          <table:table-cell office:value-type="float" office:value="2019" calcext:value-type="float">
            <text:p>2019 </text:p>
          </table:table-cell>
          <table:table-cell office:value-type="float" office:value="52" calcext:value-type="float">
            <text:p>52 </text:p>
          </table:table-cell>
          <table:table-cell table:formula="of:=[.B20]*7" office:value-type="float" office:value="364" calcext:value-type="float">
            <text:p>364 </text:p>
          </table:table-cell>
          <table:table-cell table:formula="of:=AVERAGE([.$C$2:.C20])" office:value-type="float" office:value="365.105263157895" calcext:value-type="float">
            <text:p>365,1053 </text:p>
          </table:table-cell>
        </table:table-row>
        <table:table-row table:style-name="ro1">
          <table:table-cell office:value-type="float" office:value="2020" calcext:value-type="float">
            <text:p>2020 </text:p>
          </table:table-cell>
          <table:table-cell office:value-type="float" office:value="53" calcext:value-type="float">
            <text:p>53 </text:p>
          </table:table-cell>
          <table:table-cell table:formula="of:=[.B21]*7" office:value-type="float" office:value="371" calcext:value-type="float">
            <text:p>371 </text:p>
          </table:table-cell>
          <table:table-cell table:formula="of:=AVERAGE([.$C$2:.C21])" office:value-type="float" office:value="365.4" calcext:value-type="float">
            <text:p>365,4000 </text:p>
          </table:table-cell>
        </table:table-row>
        <table:table-row table:style-name="ro1">
          <table:table-cell office:value-type="float" office:value="2021" calcext:value-type="float">
            <text:p>2021 </text:p>
          </table:table-cell>
          <table:table-cell office:value-type="float" office:value="52" calcext:value-type="float">
            <text:p>52 </text:p>
          </table:table-cell>
          <table:table-cell table:formula="of:=[.B22]*7" office:value-type="float" office:value="364" calcext:value-type="float">
            <text:p>364 </text:p>
          </table:table-cell>
          <table:table-cell table:formula="of:=AVERAGE([.$C$2:.C22])" office:value-type="float" office:value="365.333333333333" calcext:value-type="float">
            <text:p>365,3333 </text:p>
          </table:table-cell>
        </table:table-row>
        <table:table-row table:style-name="ro1">
          <table:table-cell office:value-type="float" office:value="2022" calcext:value-type="float">
            <text:p>2022 </text:p>
          </table:table-cell>
          <table:table-cell office:value-type="float" office:value="52" calcext:value-type="float">
            <text:p>52 </text:p>
          </table:table-cell>
          <table:table-cell table:formula="of:=[.B23]*7" office:value-type="float" office:value="364" calcext:value-type="float">
            <text:p>364 </text:p>
          </table:table-cell>
          <table:table-cell table:formula="of:=AVERAGE([.$C$2:.C23])" office:value-type="float" office:value="365.272727272727" calcext:value-type="float">
            <text:p>365,2727 </text:p>
          </table:table-cell>
        </table:table-row>
        <table:table-row table:style-name="ro1">
          <table:table-cell office:value-type="float" office:value="2023" calcext:value-type="float">
            <text:p>2023 </text:p>
          </table:table-cell>
          <table:table-cell office:value-type="float" office:value="52" calcext:value-type="float">
            <text:p>52 </text:p>
          </table:table-cell>
          <table:table-cell table:formula="of:=[.B24]*7" office:value-type="float" office:value="364" calcext:value-type="float">
            <text:p>364 </text:p>
          </table:table-cell>
          <table:table-cell table:formula="of:=AVERAGE([.$C$2:.C24])" office:value-type="float" office:value="365.217391304348" calcext:value-type="float">
            <text:p>365,2174 </text:p>
          </table:table-cell>
        </table:table-row>
        <table:table-row table:style-name="ro1">
          <table:table-cell office:value-type="float" office:value="2024" calcext:value-type="float">
            <text:p>2024 </text:p>
          </table:table-cell>
          <table:table-cell office:value-type="float" office:value="52" calcext:value-type="float">
            <text:p>52 </text:p>
          </table:table-cell>
          <table:table-cell table:formula="of:=[.B25]*7" office:value-type="float" office:value="364" calcext:value-type="float">
            <text:p>364 </text:p>
          </table:table-cell>
          <table:table-cell table:formula="of:=AVERAGE([.$C$2:.C25])" office:value-type="float" office:value="365.166666666667" calcext:value-type="float">
            <text:p>365,1667 </text:p>
          </table:table-cell>
        </table:table-row>
        <table:table-row table:style-name="ro1">
          <table:table-cell office:value-type="float" office:value="2025" calcext:value-type="float">
            <text:p>2025 </text:p>
          </table:table-cell>
          <table:table-cell office:value-type="float" office:value="52" calcext:value-type="float">
            <text:p>52 </text:p>
          </table:table-cell>
          <table:table-cell table:formula="of:=[.B26]*7" office:value-type="float" office:value="364" calcext:value-type="float">
            <text:p>364 </text:p>
          </table:table-cell>
          <table:table-cell table:formula="of:=AVERAGE([.$C$2:.C26])" office:value-type="float" office:value="365.12" calcext:value-type="float">
            <text:p>365,1200 </text:p>
          </table:table-cell>
        </table:table-row>
        <table:table-row table:style-name="ro1">
          <table:table-cell office:value-type="float" office:value="2026" calcext:value-type="float">
            <text:p>2026 </text:p>
          </table:table-cell>
          <table:table-cell office:value-type="float" office:value="53" calcext:value-type="float">
            <text:p>53 </text:p>
          </table:table-cell>
          <table:table-cell table:formula="of:=[.B27]*7" office:value-type="float" office:value="371" calcext:value-type="float">
            <text:p>371 </text:p>
          </table:table-cell>
          <table:table-cell table:formula="of:=AVERAGE([.$C$2:.C27])" office:value-type="float" office:value="365.346153846154" calcext:value-type="float">
            <text:p>365,3462 </text:p>
          </table:table-cell>
        </table:table-row>
        <table:table-row table:style-name="ro1">
          <table:table-cell office:value-type="float" office:value="2027" calcext:value-type="float">
            <text:p>2027 </text:p>
          </table:table-cell>
          <table:table-cell office:value-type="float" office:value="52" calcext:value-type="float">
            <text:p>52 </text:p>
          </table:table-cell>
          <table:table-cell table:formula="of:=[.B28]*7" office:value-type="float" office:value="364" calcext:value-type="float">
            <text:p>364 </text:p>
          </table:table-cell>
          <table:table-cell table:formula="of:=AVERAGE([.$C$2:.C28])" office:value-type="float" office:value="365.296296296296" calcext:value-type="float">
            <text:p>365,2963 </text:p>
          </table:table-cell>
        </table:table-row>
        <table:table-row table:style-name="ro1">
          <table:table-cell office:value-type="float" office:value="2028" calcext:value-type="float">
            <text:p>2028 </text:p>
          </table:table-cell>
          <table:table-cell office:value-type="float" office:value="52" calcext:value-type="float">
            <text:p>52 </text:p>
          </table:table-cell>
          <table:table-cell table:formula="of:=[.B29]*7" office:value-type="float" office:value="364" calcext:value-type="float">
            <text:p>364 </text:p>
          </table:table-cell>
          <table:table-cell table:formula="of:=AVERAGE([.$C$2:.C29])" office:value-type="float" office:value="365.25" calcext:value-type="float">
            <text:p>365,2500 </text:p>
          </table:table-cell>
        </table:table-row>
        <table:table-row table:style-name="ro1">
          <table:table-cell office:value-type="float" office:value="2029" calcext:value-type="float">
            <text:p>2029 </text:p>
          </table:table-cell>
          <table:table-cell office:value-type="float" office:value="52" calcext:value-type="float">
            <text:p>52 </text:p>
          </table:table-cell>
          <table:table-cell table:formula="of:=[.B30]*7" office:value-type="float" office:value="364" calcext:value-type="float">
            <text:p>364 </text:p>
          </table:table-cell>
          <table:table-cell table:formula="of:=AVERAGE([.$C$2:.C30])" office:value-type="float" office:value="365.206896551724" calcext:value-type="float">
            <text:p>365,2069 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1"/>
      <number:text> </number:text>
    </number:number-style>
    <number:number-style style:name="N108">
      <number:number number:decimal-places="4" number:min-decimal-places="4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rsten Alexander</meta:initial-creator>
    <meta:creation-date>2023-02-14T10:18:44.273000000</meta:creation-date>
    <dc:date>2023-02-14T10:28:59.622000000</dc:date>
    <dc:creator>Carsten Alexander</dc:creator>
    <meta:editing-duration>PT10M15S</meta:editing-duration>
    <meta:editing-cycles>1</meta:editing-cycles>
    <meta:generator>LibreOffice/7.4.5.1$Windows_X86_64 LibreOffice_project/9c0871452b3918c1019dde9bfac75448afc4b57f</meta:generator>
    <meta:document-statistic meta:table-count="1" meta:cell-count="120" meta:object-count="0"/>
  </office:meta>
</office:document-meta>
</file>